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inherit" style:font-family-asian="inherit" style:font-family-complex="inherit" fo:background-color="#ffffff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inherit" style:font-family-asian="inherit" style:font-family-complex="inherit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inherit" style:font-family-asian="inherit" style:font-family-complex="inherit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inherit" style:font-family-asian="inherit" style:font-family-complex="inherit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inherit" style:font-family-asian="inherit" style:font-family-complex="inherit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inherit" style:font-family-asian="inherit" style:font-family-complex="inherit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Roboto" style:font-family-asian="Roboto" style:font-family-complex="Roboto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inherit" style:font-family-asian="inherit" style:font-family-complex="inherit" fo:background-color="#ffffff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Roboto" style:font-family-asian="Roboto" style:font-family-complex="Roboto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Roboto" style:font-family-asian="Roboto" style:font-family-complex="Roboto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36" style:family="text">
      <style:text-properties fo:font-size="12.00pt" fo:font-weight="normal" fo:font-family="inherit" style:font-family-asian="inherit" style:font-family-complex="inherit" fo:background-color="#ffffff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5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10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23" style:family="paragraph">
      <style:paragraph-properties fo:line-height="100.00%" fo:text-align="center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0.70pt" fo:text-indent="-0.70pt">
        <style:tab-stops>
          <style:tab-stop style:position="47.00pt" style:type="center"/>
          <style:tab-stop style:position="26316.50pt"/>
          <style:tab-stop style:position="421120.95pt" style:type="right"/>
          <style:tab-stop style:position="1624.90pt"/>
        </style:tab-stops>
      </style:paragraph-properties>
    </style:style>
    <style:style style:name="P27" style:family="paragraph">
      <style:paragraph-properties fo:line-height="100.00%" fo:text-align="left" fo:margin-left="0.70pt" fo:text-indent="-0.70pt">
        <style:tab-stops>
          <style:tab-stop style:position="445.60pt" style:type="center"/>
        </style:tab-stops>
      </style:paragraph-properties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0.70pt" fo:text-indent="-0.70pt">
        <style:tab-stops>
          <style:tab-stop style:position="445.60pt" style:type="center"/>
        </style:tab-stops>
      </style:paragraph-properties>
    </style:style>
    <style:style style:name="P30" style:family="paragraph">
      <style:paragraph-properties fo:line-height="100.00%" fo:text-align="left" fo:margin-left="0.70pt" fo:text-indent="-0.70pt">
        <style:tab-stops>
          <style:tab-stop style:position="445.60pt" style:type="center"/>
        </style:tab-stops>
      </style:paragraph-properties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 fo:margin-left="0.70pt" fo:text-indent="-0.70pt">
        <style:tab-stops>
          <style:tab-stop style:position="445.60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center" fo:margin-bottom="8.00pt"/>
    </style:style>
    <style:style style:name="TableColumn0100" style:family="table-column">
      <style:table-column-properties style:column-width="0.662500in"/>
    </style:style>
    <style:style style:name="TableColumn0101" style:family="table-column">
      <style:table-column-properties style:column-width="2.485417in"/>
    </style:style>
    <style:style style:name="TableColumn0102" style:family="table-column">
      <style:table-column-properties style:column-width="1.602778in"/>
    </style:style>
    <style:style style:name="TableColumn0103" style:family="table-column">
      <style:table-column-properties style:column-width="1.447917in"/>
    </style:style>
    <style:style style:name="Table01" style:family="table">
      <style:table-properties style:width="6.198611in" fo:margin-left="0.000000in" style:writing-mode="lr" table:align="left" style:may-break-between-rows="true"/>
    </style:style>
    <style:style style:name="TableRow0100" style:family="table-row">
      <style:table-row-properties style:min-row-height="0.368750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0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0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Row0101" style:family="table-row">
      <style:table-row-properties style:min-row-height="0.621528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bottom" fo:background-color="#ffffff"/>
    </style:style>
    <style:style style:name="TableCell0101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1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Row0102" style:family="table-row">
      <style:table-row-properties style:min-row-height="0.785417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bottom" fo:background-color="#ffffff"/>
    </style:style>
    <style:style style:name="TableCell0102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2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Row0103" style:family="table-row">
      <style:table-row-properties style:min-row-height="0.785417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bottom" fo:background-color="#ffffff"/>
    </style:style>
    <style:style style:name="TableCell0103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3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Row0104" style:family="table-row">
      <style:table-row-properties style:min-row-height="0.785417in"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bottom" fo:background-color="#ffffff"/>
    </style:style>
    <style:style style:name="TableCell0104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4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Row0105" style:family="table-row">
      <style:table-row-properties style:min-row-height="0.785417in"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bottom" fo:background-color="#ffffff"/>
    </style:style>
    <style:style style:name="TableCell010502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503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Row0106" style:family="table-row">
      <style:table-row-properties style:min-row-height="0.254167in"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601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Row0107" style:family="table-row">
      <style:table-row-properties style:min-row-height="0.785417in"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09722in" fo:padding-right="0.009722in" fo:vertical-align="center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09722in" fo:padding-right="0.009722in" fo:vertical-align="top" fo:background-color="# 0 0 0"/>
    </style:style>
  </office:automatic-styles>
  <office:body>
    <office:text>
      <text:p text:style-name="P1"><text:span text:style-name="T1">Hi Sivakumar,</text:span></text:p>
      <text:p text:style-name="P1"><text:span text:style-name="T1"/></text:p>
      <text:p text:style-name="P1"><text:span text:style-name="T1">Please find, below is my daily work status report on 24.06.2023.</text:span></text:p>
      <text:p text:style-name="P1"><text:span text:style-name="T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3"><text:span text:style-name="T3">S.No</text:span><text:span text:style-name="T4"/></text:p>
          </table:table-cell>
          <table:table-cell table:style-name="TableCell010001">
            <text:p text:style-name="P3"><text:span text:style-name="T5">Task Description</text:span><text:span text:style-name="T6"/></text:p>
          </table:table-cell>
          <table:table-cell table:style-name="TableCell010002">
            <text:p text:style-name="P3"><text:span text:style-name="T7">Task Duration</text:span><text:span text:style-name="T8"/></text:p>
          </table:table-cell>
          <table:table-cell table:style-name="TableCell010003">
            <text:p text:style-name="P3"><text:span text:style-name="T9">Task Status</text:span><text:span text:style-name="T10"/></text:p>
          </table:table-cell>
        </table:table-row>
        <table:table-row table:style-name="TableRow0101">
          <table:table-cell table:style-name="TableCell010100">
            <text:p text:style-name="P6"><text:span text:style-name="T11">1</text:span><text:span text:style-name="T12"/></text:p>
          </table:table-cell>
          <table:table-cell table:style-name="TableCell010101">
            <text:p text:style-name="P7"><text:span text:style-name="T12">validation</text:span></text:p>
          </table:table-cell>
          <table:table-cell table:style-name="TableCell010102">
            <text:p text:style-name="P8"><text:span text:style-name="T13">2 Hrs</text:span><text:span text:style-name="T14"/></text:p>
          </table:table-cell>
          <table:table-cell table:style-name="TableCell010103">
            <text:p text:style-name="P8"><text:span text:style-name="T14">completed</text:span></text:p>
          </table:table-cell>
        </table:table-row>
        <table:table-row table:style-name="TableRow0102">
          <table:table-cell table:style-name="TableCell010200">
            <text:p text:style-name="P11"><text:span text:style-name="T15">2</text:span><text:span text:style-name="T16"/></text:p>
          </table:table-cell>
          <table:table-cell table:style-name="TableCell010201">
            <text:p text:style-name="P12"><text:span text:style-name="T16">javascript learned</text:span></text:p>
          </table:table-cell>
          <table:table-cell table:style-name="TableCell010202">
            <text:p text:style-name="P13"><text:span text:style-name="T17">2 Hrs</text:span><text:span text:style-name="T18"/></text:p>
          </table:table-cell>
          <table:table-cell table:style-name="TableCell010203">
            <text:p text:style-name="P13"><text:span text:style-name="T18">completed</text:span></text:p>
          </table:table-cell>
        </table:table-row>
        <table:table-row table:style-name="TableRow0103">
          <table:table-cell table:style-name="TableCell010300">
            <text:p text:style-name="P15"><text:span text:style-name="T19">3</text:span><text:span text:style-name="T20"/></text:p>
          </table:table-cell>
          <table:table-cell table:style-name="TableCell010301">
            <text:p text:style-name="P16"><text:span text:style-name="T20">arranging the method</text:span></text:p>
          </table:table-cell>
          <table:table-cell table:style-name="TableCell010302">
            <text:p text:style-name="P17"><text:span text:style-name="T21">2 Hrs</text:span><text:span text:style-name="T22"/></text:p>
          </table:table-cell>
          <table:table-cell table:style-name="TableCell010303">
            <text:p text:style-name="P17"><text:span text:style-name="T22">completed</text:span></text:p>
          </table:table-cell>
        </table:table-row>
        <table:table-row table:style-name="TableRow0104">
          <table:table-cell table:style-name="TableCell010400">
            <text:p text:style-name="P19"><text:span text:style-name="T23">4</text:span><text:span text:style-name="T24"/></text:p>
          </table:table-cell>
          <table:table-cell table:style-name="TableCell010401">
            <text:p text:style-name="P20"><text:span text:style-name="T24">onfocusout method learned</text:span></text:p>
          </table:table-cell>
          <table:table-cell table:style-name="TableCell010402">
            <text:p text:style-name="P21"><text:span text:style-name="T25">2 Hrs</text:span><text:span text:style-name="T26"/></text:p>
          </table:table-cell>
          <table:table-cell table:style-name="TableCell010403">
            <text:p text:style-name="P21"><text:span text:style-name="T26">completed</text:span></text:p>
          </table:table-cell>
        </table:table-row>
        <table:table-row table:style-name="TableRow0105">
          <table:table-cell table:style-name="TableCell010500">
            <text:p text:style-name="P23"><text:span text:style-name="T27">5</text:span><text:span text:style-name="T28"/></text:p>
          </table:table-cell>
          <table:table-cell table:style-name="TableCell010501">
            <text:p text:style-name="P24"><text:span text:style-name="T28"/></text:p>
          </table:table-cell>
          <table:table-cell table:style-name="TableCell010502">
            <text:p text:style-name="P25"><text:span text:style-name="T29">2 Hrs</text:span><text:span text:style-name="T30"/></text:p>
          </table:table-cell>
          <table:table-cell table:style-name="TableCell010503">
            <text:p text:style-name="P25"><text:span text:style-name="T30"/></text:p>
          </table:table-cell>
        </table:table-row>
        <table:table-row table:style-name="TableRow0106">
          <table:table-cell table:style-name="TableCell010600" table:number-columns-spanned="4">
            <text:p text:style-name="P28"><text:span text:style-name="T31">Link for the Completed Tasks</text:span><text:span text:style-name="T32"/></text:p>
          </table:table-cell>
          <table:covered-table-cell/>
          <table:covered-table-cell/>
          <table:covered-table-cell/>
        </table:table-row>
        <table:table-row table:style-name="TableRow0107">
          <table:table-cell table:style-name="TableCell010700" table:number-columns-spanned="4">
            <text:p text:style-name="P31"><text:span text:style-name="T33">Paste the Github Link or Google Drive Link</text:span><text:span text:style-name="T34"/></text:p>
          </table:table-cell>
          <table:covered-table-cell/>
          <table:covered-table-cell/>
          <table:covered-table-cell/>
        </table:table-row>
      </table:table>
      <text:p text:style-name="P33"><text:span text:style-name="T35"/></text:p>
      <text:p text:style-name="P33"><text:span text:style-name="T36">----------------------------------------------------------------------------------------------------------------</text:span></text:p>
      <text:p text:style-name="P34"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